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9000003BEF8A00C22794C53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8.513cm" draw:z-index="0"><draw:image xlink:href="Pictures/1000000100000779000003BEF8A00C22794C53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5:59:30.828000000</meta:creation-date>
    <dc:date>2023-09-20T16:00:51.664000000</dc:date>
    <meta:editing-duration>PT1M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